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500000225AA8AE66DE0BED220.png" manifest:media-type="image/png"/>
  <manifest:file-entry manifest:full-path="Pictures/10000201000003D1000002426AA8E77BC2150E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390" officeooo:paragraph-rsid="000cb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s utilisation cache</text:p>
      <text:p text:style-name="P1"><draw:frame draw:style-name="fr1" draw:name="Image1" text:anchor-type="char" svg:x="1.355cm" svg:y="0.36cm" svg:width="14.661cm" svg:height="8.673cm" draw:z-index="0"><draw:image xlink:href="Pictures/10000201000003D1000002426AA8E77BC2150E1F.png" xlink:type="simple" xlink:show="embed" xlink:actuate="onLoad" loext:mime-type="image/png"/></draw:frame></text:p>
      <text:p text:style-name="P1"/>
      <text:p text:style-name="P1"/>
      <text:p text:style-name="P1"/>
      <text:p text:style-name="P1">Avec utilisation cache</text:p>
      <text:p text:style-name="P1"><draw:frame draw:style-name="fr1" draw:name="Image2" text:anchor-type="char" svg:x="-0.291cm" svg:y="0.199cm" svg:width="16.275cm" svg:height="9.107cm" draw:z-index="1"><draw:image xlink:href="Pictures/10000201000003D500000225AA8AE66DE0BED2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3:58:32.348755600</meta:creation-date>
    <dc:date>2022-05-17T14:08:17.338823722</dc:date>
    <meta:editing-duration>PT9M46S</meta:editing-duration>
    <meta:editing-cycles>1</meta:editing-cycles>
    <meta:document-statistic meta:table-count="0" meta:image-count="2" meta:object-count="0" meta:page-count="1" meta:paragraph-count="2" meta:word-count="6" meta:character-count="44" meta:non-whitespace-character-count="40"/>
    <meta:generator>LibreOffice/6.4.7.2$Linux_X86_64 LibreOffice_project/40$Build-2</meta:generator>
  </office:meta>
</office:document-meta>
</file>